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f9ff" officeooo:paragraph-rsid="001cf9ff"/>
    </style:style>
    <style:style style:name="P2" style:family="paragraph" style:parent-style-name="Standard">
      <style:text-properties officeooo:rsid="001cf9ff" officeooo:paragraph-rsid="001d958b"/>
    </style:style>
    <style:style style:name="P3" style:family="paragraph" style:parent-style-name="Standard">
      <style:text-properties officeooo:rsid="001cf9ff" officeooo:paragraph-rsid="001ed1ce"/>
    </style:style>
    <style:style style:name="P4" style:family="paragraph" style:parent-style-name="Standard">
      <style:text-properties officeooo:rsid="001d958b" officeooo:paragraph-rsid="001d958b"/>
    </style:style>
    <style:style style:name="P5" style:family="paragraph" style:parent-style-name="Standard">
      <style:text-properties officeooo:rsid="001d958b" officeooo:paragraph-rsid="001ed1ce"/>
    </style:style>
    <style:style style:name="P6" style:family="paragraph" style:parent-style-name="Standard">
      <style:text-properties officeooo:rsid="001ed1ce" officeooo:paragraph-rsid="001ed1ce"/>
    </style:style>
    <style:style style:name="T1" style:family="text">
      <style:text-properties officeooo:rsid="001d958b"/>
    </style:style>
    <style:style style:name="T2" style:family="text">
      <style:text-properties officeooo:rsid="001ed1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éploiement du War :</text:p>
      <text:p text:style-name="P1"/>
      <text:p text:style-name="P1">clic droit sur le projet</text:p>
      <text:p text:style-name="P1">export</text:p>
      <text:p text:style-name="P2"><text:span text:style-name="T1">=&gt; </text:span>W<text:span text:style-name="T1">AR File</text:span></text:p>
      <text:p text:style-name="P1"/>
      <text:p text:style-name="P5">selectionner le dossier où l’appli sera enregistrée (idéalement, apache-<text:span text:style-name="T2">tomcat-x.x.xx</text:span>/webapp/)</text:p>
      <text:p text:style-name="P1"/>
      <text:p text:style-name="P3">Lancement de l’appli dans <text:span text:style-name="T1">TomCat  (le war doit etre dans apache-tomcat-x.x.xx/webapp/)</text:span></text:p>
      <text:p text:style-name="P1"/>
      <text:p text:style-name="P4">lancer TomCat (apache-<text:span text:style-name="T2">tomcat-x.x.xx</text:span>/bin/startup.bat)</text:p>
      <text:p text:style-name="P6">=&gt; un dossier est apparu dans <text:span text:style-name="T1">apache-tomcat-x.x.xx/webapp/</text:span></text:p>
      <text:p text:style-name="P6"/>
      <text:p text:style-name="P6">lancer l’app dans l’explorateur</text:p>
      <text:p text:style-name="P6"><text:a xlink:type="simple" xlink:href="http://localhost/8080/" text:style-name="Internet_20_link" text:visited-style-name="Visited_20_Internet_20_Link">http://localhost/8080/</text:a>nomDeLApp</text:p>
      <text:p text:style-name="P6">8080 : vérifier le port dans C:\apache-tomcat-<text:span text:style-name="T1">x.x.xx</text:span>\conf\server.xml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6T10:33:38.019000000</meta:creation-date>
    <dc:date>2020-03-16T11:00:50.668000000</dc:date>
    <meta:editing-duration>PT6M52S</meta:editing-duration>
    <meta:editing-cycles>1</meta:editing-cycles>
    <meta:document-statistic meta:table-count="0" meta:image-count="0" meta:object-count="0" meta:page-count="1" meta:paragraph-count="11" meta:word-count="55" meta:character-count="481" meta:non-whitespace-character-count="436"/>
    <meta:generator>LibreOffice/6.3.4.2$Windows_X86_64 LibreOffice_project/60da17e045e08f1793c57c00ba83cdfce946d0aa</meta:generator>
  </office:meta>
</office:document-meta>
</file>